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="none" draw:fill-color="#ffffff" fo:min-height="0.4cm"/>
    </style:style>
    <style:style style:name="gr4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5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6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7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10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11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12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13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14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15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16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17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18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19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20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21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22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23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24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25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textarea-vertical-align="middle"/>
    </style:style>
    <style:style style:name="gr28" style:family="graphic" style:parent-style-name="standard" style:list-style-name="L1">
      <style:graphic-properties draw:stroke="solid" svg:stroke-color="#000000" draw:fill="none" draw:fill-color="#ffffff" fo:min-height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/>
    </style:style>
    <style:style style:name="P3" style:family="paragraph">
      <style:paragraph-properties fo:text-align="center"/>
      <style:text-properties fo:font-size="12pt" fo:font-weight="bold" style:font-size-asian="14pt" style:font-size-complex="14pt"/>
    </style:style>
    <style:style style:name="P4" style:family="paragraph">
      <style:paragraph-properties fo:text-align="center"/>
      <style:text-properties fo:font-size="11pt" fo:font-style="normal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fo:font-size="10pt" fo:font-style="italic" fo:font-weight="bold" style:font-size-asian="18pt" style:font-weight-asian="bold" style:font-size-complex="18pt" style:font-weight-complex="bold"/>
    </style:style>
    <style:style style:name="P6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>
      <style:text-properties fo:font-family="Arial" style:font-family-generic="roman" style:font-pitch="variable" fo:font-size="10pt" fo:font-style="italic" fo:font-weight="normal" style:letter-kerning="true" style:font-family-asian="'Lucida Sans Unicode'" style:font-family-generic-asian="system" style:font-pitch-asian="variable" style:font-size-asian="10pt" style:font-style-asian="italic" style:font-weight-asian="bold" style:font-family-complex="Mangal" style:font-family-generic-complex="system" style:font-pitch-complex="variable" style:font-size-complex="10pt" style:font-style-complex="italic" style:font-weight-complex="bold"/>
    </style:style>
    <style:style style:name="P8" style:family="paragraph"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tyle="italic" fo:font-weight="normal" style:font-weight-asian="bold" style:font-weight-complex="bold"/>
    </style:style>
    <style:style style:name="T1" style:family="text">
      <style:text-properties fo:font-size="12pt" fo:font-weight="bold"/>
    </style:style>
    <style:style style:name="T2" style:family="text">
      <style:text-properties fo:font-size="12pt" fo:font-weight="bold" style:font-size-asian="14pt" style:font-size-complex="14pt"/>
    </style:style>
    <style:style style:name="T3" style:family="text">
      <style:text-properties fo:font-size="11pt" fo:font-style="normal" fo:font-weight="bold" style:font-size-asian="18pt" style:font-weight-asian="bold" style:font-size-complex="18pt" style:font-weight-complex="bold"/>
    </style:style>
    <style:style style:name="T4" style:family="text">
      <style:text-properties fo:font-size="10pt" fo:font-style="italic" fo:font-weight="bold" style:font-size-asian="18pt" style:font-weight-asian="bold" style:font-size-complex="18pt" style:font-weight-complex="bold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family="Arial" style:font-family-generic="roman" style:font-pitch="variable" fo:font-size="10pt" fo:font-style="italic" fo:font-weight="normal" style:letter-kerning="true" style:font-family-asian="'Lucida Sans Unicode'" style:font-family-generic-asian="system" style:font-pitch-asian="variable" style:font-size-asian="10pt" style:font-style-asian="italic" style:font-weight-asian="bold" style:font-family-complex="Mangal" style:font-family-generic-complex="system" style:font-pitch-complex="variable" style:font-size-complex="10pt" style:font-style-complex="italic" style:font-weight-complex="bold"/>
    </style:style>
    <style:style style:name="T7" style:family="text">
      <style:text-properties fo:font-size="10pt" fo:font-style="italic" fo:font-weight="normal" style:font-size-asian="10pt" style:font-style-asian="italic" style:font-size-complex="10pt" style:font-style-complex="italic"/>
    </style:style>
    <style:style style:name="T8" style:family="text"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1" draw:id="id11" draw:layer="layout" svg:width="2.061cm" svg:height="1cm" svg:x="8.077cm" svg:y="0.826cm">
          <text:p text:style-name="P1"><text:span text:style-name="T1">DGP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3.192cm" svg:height="0.7cm" svg:x="1.108cm" svg:y="2.9cm">
          <text:p text:style-name="P1"><text:span text:style-name="T2">SI-CEI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7cm" svg:height="0.7cm" svg:x="3.4cm" svg:y="3.8cm">
          <text:p text:style-name="P1"><text:span text:style-name="T3">Desarroll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7cm" svg:height="0.8cm" svg:x="3.5cm" svg:y="13.9cm">
          <text:p text:style-name="P1"><text:span text:style-name="T3">Producció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xml:id="id4" draw:id="id4" draw:layer="layout" svg:width="1.4cm" svg:height="0.7cm" svg:x="5.5cm" svg:y="4.7cm">
          <text:p text:style-name="P1"><text:span text:style-name="T4">GI-CEI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2" draw:id="id12" draw:layer="layout" svg:width="2.2cm" svg:height="0.9cm" svg:x="5.4cm" svg:y="6.4cm">
          <text:p text:style-name="P1"><text:span text:style-name="T4">Productos</text:span></text:p>
          <draw:enhanced-geometry svg:viewBox="0 0 21600 21600" draw:type="rectangle" draw:enhanced-path="M 0 0 L 21600 0 21600 21600 0 21600 0 0 Z N"/>
        </draw:custom-shape>
        <draw:frame draw:style-name="gr3" draw:text-style-name="P6" xml:id="id5" draw:id="id5" draw:layer="layout" svg:width="2.616cm" svg:height="0.65cm" svg:x="7.084cm" svg:y="5.567cm">
          <draw:text-box>
            <text:p><text:span text:style-name="T5">Supervisión</text:span></text:p>
          </draw:text-box>
        </draw:frame>
        <draw:frame draw:style-name="gr4" draw:text-style-name="P7" xml:id="id37" draw:id="id37" draw:layer="layout" svg:width="5cm" svg:height="0.65cm" svg:x="7.2cm" svg:y="7.512cm">
          <draw:text-box>
            <text:p><text:span text:style-name="T6">General-SI-CEIS</text:span></text:p>
          </draw:text-box>
        </draw:frame>
        <draw:frame draw:style-name="gr3" draw:text-style-name="P8" xml:id="id15" draw:id="id15" draw:layer="layout" svg:width="5.1cm" svg:height="0.65cm" svg:x="7.2cm" svg:y="8.4cm">
          <draw:text-box>
            <text:p><text:span text:style-name="T7">Informes-SI-CEIS</text:span></text:p>
          </draw:text-box>
        </draw:frame>
        <draw:frame draw:style-name="gr5" draw:text-style-name="P7" xml:id="id16" draw:id="id16" draw:layer="layout" svg:width="5.2cm" svg:height="0.65cm" svg:x="7.2cm" svg:y="9.3cm">
          <draw:text-box>
            <text:p><text:span text:style-name="T6">Citas Previas-SI-CEIS</text:span></text:p>
          </draw:text-box>
        </draw:frame>
        <draw:frame draw:style-name="gr6" draw:text-style-name="P7" xml:id="id17" draw:id="id17" draw:layer="layout" svg:width="5.3cm" svg:height="0.65cm" svg:x="7.2cm" svg:y="10.2cm">
          <draw:text-box>
            <text:p><text:span text:style-name="T6">Formulario único-SI-CEIS</text:span></text:p>
          </draw:text-box>
        </draw:frame>
        <draw:frame draw:style-name="gr7" draw:text-style-name="P7" xml:id="id18" draw:id="id18" draw:layer="layout" svg:width="5.4cm" svg:height="0.65cm" svg:x="7.2cm" svg:y="11.1cm">
          <draw:text-box>
            <text:p><text:span text:style-name="T6">BD Conocimiento-SI-CEIS</text:span></text:p>
          </draw:text-box>
        </draw:frame>
        <draw:connector draw:style-name="gr8" draw:text-style-name="P9" draw:layer="layout" svg:x1="2.704cm" svg:y1="3.6cm" svg:x2="3.4cm" svg:y2="4.15cm" draw:start-shape="id1" draw:end-shape="id2" draw:end-glue-point="3" svg:d="m2704 3600v550h696" svg:viewBox="0 0 697 551">
          <text:p/>
        </draw:connector>
        <draw:connector draw:style-name="gr8" draw:text-style-name="P9" draw:layer="layout" svg:x1="2.704cm" svg:y1="3.6cm" svg:x2="3.5cm" svg:y2="14.3cm" draw:start-shape="id1" draw:start-glue-point="2" draw:end-shape="id3" draw:end-glue-point="3" svg:d="m2704 3600v10700h796" svg:viewBox="0 0 797 10701">
          <text:p/>
        </draw:connector>
        <draw:connector draw:style-name="gr8" draw:text-style-name="P9" draw:layer="layout" svg:x1="6.2cm" svg:y1="5.4cm" svg:x2="7.084cm" svg:y2="5.892cm" draw:start-shape="id4" draw:start-glue-point="2" draw:end-shape="id5" draw:end-glue-point="3" svg:d="m6200 5400v492h884" svg:viewBox="0 0 885 493">
          <text:p/>
        </draw:connector>
        <draw:custom-shape draw:style-name="gr1" draw:text-style-name="P3" xml:id="id6" draw:id="id6" draw:layer="layout" svg:width="3.192cm" svg:height="0.7cm" svg:x="13.655cm" svg:y="2.9cm">
          <text:p text:style-name="P1"><text:span text:style-name="T2">SI-CGPA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7" draw:id="id7" draw:layer="layout" svg:width="2.7cm" svg:height="0.7cm" svg:x="16.2cm" svg:y="3.8cm">
          <text:p text:style-name="P1"><text:span text:style-name="T3">Desarro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8" draw:id="id8" draw:layer="layout" svg:width="3cm" svg:height="0.8cm" svg:x="16.9cm" svg:y="12.6cm">
          <text:p text:style-name="P1"><text:span text:style-name="T3">Producció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5" xml:id="id9" draw:id="id9" draw:layer="layout" svg:width="2.2cm" svg:height="0.7cm" svg:x="18.101cm" svg:y="4.7cm">
          <text:p text:style-name="P1"><text:span text:style-name="T4">GI-CGPA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3" draw:id="id13" draw:layer="layout" svg:width="2.2cm" svg:height="0.6cm" svg:x="18.1cm" svg:y="6.4cm">
          <text:p text:style-name="P1"><text:span text:style-name="T4">Produc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4" draw:id="id14" draw:layer="layout" svg:width="2.2cm" svg:height="0.9cm" svg:x="18.101cm" svg:y="11.529cm">
          <text:p text:style-name="P1"><text:span text:style-name="T4">Proyec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xml:id="id10" draw:id="id10" draw:layer="layout" svg:width="3cm" svg:height="0.65cm" svg:x="19.685cm" svg:y="5.567cm">
          <draw:text-box>
            <text:p><text:span text:style-name="T6">Supervisión</text:span></text:p>
          </draw:text-box>
        </draw:frame>
        <draw:frame draw:style-name="gr3" draw:text-style-name="P8" xml:id="id19" draw:id="id19" draw:layer="layout" svg:width="5.799cm" svg:height="0.65cm" svg:x="19.801cm" svg:y="8.1cm">
          <draw:text-box>
            <text:p><text:span text:style-name="T8">CET</text:span></text:p>
          </draw:text-box>
        </draw:frame>
        <draw:frame draw:style-name="gr10" draw:text-style-name="P7" xml:id="id20" draw:id="id20" draw:layer="layout" svg:width="5.799cm" svg:height="0.65cm" svg:x="19.801cm" svg:y="8.9cm">
          <draw:text-box>
            <text:p><text:span text:style-name="T6">Citas Previas</text:span></text:p>
          </draw:text-box>
        </draw:frame>
        <draw:frame draw:style-name="gr11" draw:text-style-name="P7" xml:id="id21" draw:id="id21" draw:layer="layout" svg:width="5.899cm" svg:height="0.65cm" svg:x="19.801cm" svg:y="9.8cm">
          <draw:text-box>
            <text:p><text:span text:style-name="T6">Coeficiente Urbana</text:span></text:p>
          </draw:text-box>
        </draw:frame>
        <draw:frame draw:style-name="gr12" draw:text-style-name="P7" xml:id="id24" draw:id="id24" draw:layer="layout" svg:width="6.499cm" svg:height="0.65cm" svg:x="20.4cm" svg:y="14.6cm">
          <draw:text-box>
            <text:p><text:span text:style-name="T6">2014 1101 -Soporte Web CHAP</text:span></text:p>
          </draw:text-box>
        </draw:frame>
        <draw:connector draw:style-name="gr8" draw:text-style-name="P9" draw:layer="layout" svg:x1="15.251cm" svg:y1="3.6cm" svg:x2="16.2cm" svg:y2="4.15cm" draw:start-shape="id6" draw:end-shape="id7" draw:end-glue-point="3" svg:d="m15251 3600v550h949" svg:viewBox="0 0 950 551">
          <text:p/>
        </draw:connector>
        <draw:connector draw:style-name="gr8" draw:text-style-name="P9" draw:layer="layout" svg:x1="15.251cm" svg:y1="3.6cm" svg:x2="16.9cm" svg:y2="13cm" draw:start-shape="id6" draw:start-glue-point="2" draw:end-shape="id8" draw:end-glue-point="3" svg:d="m15251 3600v9400h1649" svg:viewBox="0 0 1650 9401">
          <text:p/>
        </draw:connector>
        <draw:connector draw:style-name="gr8" draw:text-style-name="P10" draw:layer="layout" svg:x1="19.201cm" svg:y1="5.4cm" svg:x2="19.685cm" svg:y2="5.892cm" draw:start-shape="id9" draw:start-glue-point="2" draw:end-shape="id10" draw:end-glue-point="3" svg:d="m19201 5400v492h484" svg:viewBox="0 0 485 493">
          <text:p/>
        </draw:connector>
        <draw:frame draw:style-name="gr13" draw:text-style-name="P7" xml:id="id22" draw:id="id22" draw:layer="layout" svg:width="5.7cm" svg:height="0.65cm" svg:x="20cm" svg:y="10.715cm">
          <draw:text-box>
            <text:p><text:span text:style-name="T6">CGTT</text:span></text:p>
          </draw:text-box>
        </draw:frame>
        <draw:frame draw:style-name="gr14" draw:text-style-name="P7" xml:id="id26" draw:id="id26" draw:layer="layout" svg:width="5.999cm" svg:height="0.65cm" svg:x="20.4cm" svg:y="16.2cm">
          <draw:text-box>
            <text:p><text:span text:style-name="T6">20141101 -Soporte Web CLARA</text:span></text:p>
          </draw:text-box>
        </draw:frame>
        <draw:frame draw:style-name="gr15" draw:text-style-name="P7" xml:id="id27" draw:id="id27" draw:layer="layout" svg:width="6.299cm" svg:height="0.65cm" svg:x="20.4cm" svg:y="17cm">
          <draw:text-box>
            <text:p><text:span text:style-name="T6">20141101 - Soporte Web AGORA</text:span></text:p>
          </draw:text-box>
        </draw:frame>
        <draw:frame draw:style-name="gr16" draw:text-style-name="P7" xml:id="id28" draw:id="id28" draw:layer="layout" svg:width="6.199cm" svg:height="0.65cm" svg:x="20.4cm" svg:y="17.8cm">
          <draw:text-box>
            <text:p><text:span text:style-name="T6">20141101 - Soporte Web MSP</text:span></text:p>
          </draw:text-box>
        </draw:frame>
        <draw:connector draw:style-name="gr8" draw:text-style-name="P9" draw:layer="layout" svg:x1="9.107cm" svg:y1="1.826cm" svg:x2="2.704cm" svg:y2="2.9cm" draw:start-shape="id11" draw:start-glue-point="2" draw:end-shape="id1" draw:end-glue-point="0" svg:d="m9107 1826v537h-6403v537" svg:viewBox="0 0 6404 1075">
          <text:p/>
        </draw:connector>
        <draw:connector draw:style-name="gr8" draw:text-style-name="P9" draw:layer="layout" svg:x1="9.107cm" svg:y1="1.826cm" svg:x2="15.251cm" svg:y2="2.9cm" draw:start-shape="id11" draw:start-glue-point="2" draw:end-shape="id6" draw:end-glue-point="0" svg:d="m9107 1826v537h6144v537" svg:viewBox="0 0 6145 1075">
          <text:p/>
        </draw:connector>
        <draw:connector draw:style-name="gr8" draw:text-style-name="P9" draw:layer="layout" svg:x1="4.75cm" svg:y1="4.5cm" svg:x2="5.5cm" svg:y2="5.05cm" draw:start-shape="id2" draw:start-glue-point="2" draw:end-shape="id4" draw:end-glue-point="3" svg:d="m4750 4500v550h750" svg:viewBox="0 0 751 551">
          <text:p/>
        </draw:connector>
        <draw:connector draw:style-name="gr8" draw:text-style-name="P9" draw:layer="layout" svg:x1="4.75cm" svg:y1="4.5cm" svg:x2="5.4cm" svg:y2="6.85cm" draw:start-shape="id2" draw:start-glue-point="2" draw:end-shape="id12" draw:end-glue-point="3" svg:d="m4750 4500v2350h650" svg:viewBox="0 0 651 2351">
          <text:p/>
        </draw:connector>
        <draw:connector draw:style-name="gr8" draw:text-style-name="P9" draw:layer="layout" svg:x1="17.55cm" svg:y1="4.5cm" svg:x2="18.101cm" svg:y2="5.05cm" draw:start-shape="id7" draw:start-glue-point="2" draw:end-shape="id9" draw:end-glue-point="3" svg:d="m17550 4500v550h551" svg:viewBox="0 0 552 551">
          <text:p/>
        </draw:connector>
        <draw:connector draw:style-name="gr8" draw:text-style-name="P9" draw:layer="layout" svg:x1="17.55cm" svg:y1="4.5cm" svg:x2="18.1cm" svg:y2="6.7cm" draw:start-shape="id7" draw:start-glue-point="2" draw:end-shape="id13" draw:end-glue-point="3" svg:d="m17550 4500v2200h550" svg:viewBox="0 0 551 2201">
          <text:p/>
        </draw:connector>
        <draw:connector draw:style-name="gr8" draw:text-style-name="P9" draw:layer="layout" svg:x1="17.55cm" svg:y1="4.5cm" svg:x2="18.101cm" svg:y2="11.979cm" draw:start-shape="id7" draw:start-glue-point="2" draw:end-shape="id14" draw:end-glue-point="3" svg:d="m17550 4500v7479h551" svg:viewBox="0 0 552 7480">
          <text:p/>
        </draw:connector>
        <draw:connector draw:style-name="gr8" draw:text-style-name="P9" draw:layer="layout" svg:x1="6.5cm" svg:y1="7.3cm" svg:x2="7.2cm" svg:y2="8.725cm" draw:start-shape="id12" draw:start-glue-point="2" draw:end-shape="id15" draw:end-glue-point="3" svg:d="m6500 7300v1425h700" svg:viewBox="0 0 701 1426">
          <text:p/>
        </draw:connector>
        <draw:connector draw:style-name="gr8" draw:text-style-name="P9" draw:layer="layout" svg:x1="6.5cm" svg:y1="7.3cm" svg:x2="7.2cm" svg:y2="9.625cm" draw:start-shape="id12" draw:start-glue-point="2" draw:end-shape="id16" draw:end-glue-point="3" svg:d="m6500 7300v2325h700" svg:viewBox="0 0 701 2326">
          <text:p/>
        </draw:connector>
        <draw:connector draw:style-name="gr8" draw:text-style-name="P9" draw:layer="layout" svg:x1="6.5cm" svg:y1="7.3cm" svg:x2="7.2cm" svg:y2="10.525cm" draw:start-shape="id12" draw:start-glue-point="2" draw:end-shape="id17" draw:end-glue-point="3" svg:d="m6500 7300v3225h700" svg:viewBox="0 0 701 3226">
          <text:p/>
        </draw:connector>
        <draw:connector draw:style-name="gr8" draw:text-style-name="P9" draw:layer="layout" svg:x1="6.5cm" svg:y1="7.3cm" svg:x2="7.2cm" svg:y2="11.425cm" draw:start-shape="id12" draw:start-glue-point="2" draw:end-shape="id18" draw:end-glue-point="3" svg:d="m6500 7300v4125h700" svg:viewBox="0 0 701 4126">
          <text:p/>
        </draw:connector>
        <draw:connector draw:style-name="gr8" draw:text-style-name="P9" draw:layer="layout" svg:x1="19.2cm" svg:y1="7cm" svg:x2="19.801cm" svg:y2="8.425cm" draw:start-shape="id13" draw:start-glue-point="2" draw:end-shape="id19" draw:end-glue-point="3" svg:d="m19200 7000v1425h601" svg:viewBox="0 0 602 1426">
          <text:p/>
        </draw:connector>
        <draw:connector draw:style-name="gr8" draw:text-style-name="P9" draw:layer="layout" svg:x1="19.2cm" svg:y1="7cm" svg:x2="19.801cm" svg:y2="9.225cm" draw:start-shape="id13" draw:start-glue-point="2" draw:end-shape="id20" draw:end-glue-point="3" svg:d="m19200 7000v2225h601" svg:viewBox="0 0 602 2226">
          <text:p/>
        </draw:connector>
        <draw:connector draw:style-name="gr8" draw:text-style-name="P9" draw:layer="layout" svg:x1="19.2cm" svg:y1="7cm" svg:x2="19.801cm" svg:y2="10.125cm" draw:start-shape="id13" draw:start-glue-point="2" draw:end-shape="id21" draw:end-glue-point="3" svg:d="m19200 7000v3125h601" svg:viewBox="0 0 602 3126">
          <text:p/>
        </draw:connector>
        <draw:connector draw:style-name="gr8" draw:text-style-name="P9" draw:layer="layout" svg:x1="19.2cm" svg:y1="7cm" svg:x2="20cm" svg:y2="11.04cm" draw:start-shape="id13" draw:start-glue-point="2" draw:end-shape="id22" draw:end-glue-point="3" svg:d="m19200 7000v4040h800" svg:viewBox="0 0 801 4041">
          <text:p/>
        </draw:connector>
        <draw:frame draw:style-name="gr17" draw:text-style-name="P7" xml:id="id25" draw:id="id25" draw:layer="layout" svg:width="6.499cm" svg:height="0.65cm" svg:x="20.401cm" svg:y="15.4cm">
          <draw:text-box>
            <text:p><text:span text:style-name="T6">2014 1101 -Soporte Web ATRIAN</text:span></text:p>
          </draw:text-box>
        </draw:frame>
        <draw:frame draw:style-name="gr18" draw:text-style-name="P7" xml:id="id29" draw:id="id29" draw:layer="layout" svg:width="6.299cm" svg:height="0.65cm" svg:x="20.401cm" svg:y="18.6cm">
          <draw:text-box>
            <text:p><text:span text:style-name="T6">20141101 - Soporte Web Repositorio</text:span></text:p>
          </draw:text-box>
        </draw:frame>
        <draw:frame draw:style-name="gr19" draw:text-style-name="P7" xml:id="id30" draw:id="id30" draw:layer="layout" svg:width="6.199cm" svg:height="0.65cm" svg:x="20.401cm" svg:y="19.4cm">
          <draw:text-box>
            <text:p><text:span text:style-name="T6">20141101 - Soporte Web CGTT</text:span></text:p>
          </draw:text-box>
        </draw:frame>
        <draw:connector draw:style-name="gr8" draw:text-style-name="P9" draw:layer="layout" svg:x1="18.9cm" svg:y1="14.4cm" svg:x2="20.4cm" svg:y2="14.925cm" draw:start-shape="id23" draw:start-glue-point="2" draw:end-shape="id24" svg:d="m18900 14400v525h1500" svg:viewBox="0 0 1501 526">
          <text:p/>
        </draw:connector>
        <draw:connector draw:style-name="gr8" draw:text-style-name="P9" draw:layer="layout" svg:x1="18.9cm" svg:y1="14.4cm" svg:x2="20.401cm" svg:y2="15.725cm" draw:start-shape="id23" draw:start-glue-point="2" draw:end-shape="id25" draw:end-glue-point="3" svg:d="m18900 14400v1325h1501" svg:viewBox="0 0 1502 1326">
          <text:p/>
        </draw:connector>
        <draw:connector draw:style-name="gr8" draw:text-style-name="P9" draw:layer="layout" svg:x1="18.9cm" svg:y1="14.4cm" svg:x2="20.4cm" svg:y2="16.525cm" draw:start-shape="id23" draw:start-glue-point="2" draw:end-shape="id26" draw:end-glue-point="3" svg:d="m18900 14400v2125h1500" svg:viewBox="0 0 1501 2126">
          <text:p/>
        </draw:connector>
        <draw:connector draw:style-name="gr8" draw:text-style-name="P9" draw:layer="layout" svg:x1="18.9cm" svg:y1="14.4cm" svg:x2="20.4cm" svg:y2="17.325cm" draw:start-shape="id23" draw:start-glue-point="2" draw:end-shape="id27" draw:end-glue-point="3" svg:d="m18900 14400v2925h1500" svg:viewBox="0 0 1501 2926">
          <text:p/>
        </draw:connector>
        <draw:connector draw:style-name="gr8" draw:text-style-name="P9" draw:layer="layout" svg:x1="18.9cm" svg:y1="14.4cm" svg:x2="20.4cm" svg:y2="18.125cm" draw:start-shape="id23" draw:start-glue-point="2" draw:end-shape="id28" draw:end-glue-point="3" svg:d="m18900 14400v3725h1500" svg:viewBox="0 0 1501 3726">
          <text:p/>
        </draw:connector>
        <draw:connector draw:style-name="gr8" draw:text-style-name="P9" draw:layer="layout" svg:x1="18.9cm" svg:y1="14.4cm" svg:x2="20.401cm" svg:y2="18.925cm" draw:start-shape="id23" draw:start-glue-point="2" draw:end-shape="id29" draw:end-glue-point="3" svg:d="m18900 14400v4525h1501" svg:viewBox="0 0 1502 4526">
          <text:p/>
        </draw:connector>
        <draw:connector draw:style-name="gr8" draw:text-style-name="P9" draw:layer="layout" svg:x1="18.9cm" svg:y1="14.4cm" svg:x2="20.401cm" svg:y2="19.725cm" draw:start-shape="id23" draw:start-glue-point="2" draw:end-shape="id30" draw:end-glue-point="3" svg:d="m18900 14400v5325h1501" svg:viewBox="0 0 1502 5326">
          <text:p/>
        </draw:connector>
        <draw:frame draw:style-name="gr20" draw:text-style-name="P7" xml:id="id32" draw:id="id32" draw:layer="layout" svg:width="5.7cm" svg:height="0.65cm" svg:x="7.3cm" svg:y="15.9cm">
          <draw:text-box>
            <text:p><text:span text:style-name="T6">20140701-CIYAT-SI-CEIS</text:span></text:p>
          </draw:text-box>
        </draw:frame>
        <draw:frame draw:style-name="gr21" draw:text-style-name="P7" xml:id="id33" draw:id="id33" draw:layer="layout" svg:width="5.7cm" svg:height="0.65cm" svg:x="7.3cm" svg:y="16.789cm">
          <draw:text-box>
            <text:p><text:span text:style-name="T6">20140701-IGA-SI-CEIS</text:span></text:p>
          </draw:text-box>
        </draw:frame>
        <draw:frame draw:style-name="gr22" draw:text-style-name="P7" xml:id="id34" draw:id="id34" draw:layer="layout" svg:width="5.8cm" svg:height="0.65cm" svg:x="7.3cm" svg:y="17.689cm">
          <draw:text-box>
            <text:p><text:span text:style-name="T6">20140701-CR-SI-CEIS</text:span></text:p>
          </draw:text-box>
        </draw:frame>
        <draw:frame draw:style-name="gr23" draw:text-style-name="P7" xml:id="id35" draw:id="id35" draw:layer="layout" svg:width="5.8cm" svg:height="0.65cm" svg:x="7.3cm" svg:y="18.589cm">
          <draw:text-box>
            <text:p><text:span text:style-name="T6">I20140701-</text:span><text:span text:style-name="T6">nfovivienda-SI-CEIS</text:span></text:p>
          </draw:text-box>
        </draw:frame>
        <draw:frame draw:style-name="gr24" draw:text-style-name="P7" xml:id="id36" draw:id="id36" draw:layer="layout" svg:width="5.9cm" svg:height="0.65cm" svg:x="7.3cm" svg:y="19.489cm">
          <draw:text-box>
            <text:p><text:span text:style-name="T6">20140701-Soporte TIC-SI-CEIS</text:span></text:p>
          </draw:text-box>
        </draw:frame>
        <draw:frame draw:style-name="gr25" draw:text-style-name="P7" xml:id="id38" draw:id="id38" draw:layer="layout" svg:width="5.5cm" svg:height="0.65cm" svg:x="7.2cm" svg:y="12cm">
          <draw:text-box>
            <text:p><text:span text:style-name="T6">Desarrollo Estructural-SI-CEIS</text:span><text:span text:style-name="T6">.</text:span></text:p>
          </draw:text-box>
        </draw:frame>
        <draw:custom-shape draw:style-name="gr26" draw:text-style-name="P4" xml:id="id31" draw:id="id31" draw:layer="layout" svg:width="4cm" svg:height="0.8cm" svg:x="3.4cm" svg:y="14.9cm">
          <text:p text:style-name="P1"><text:span text:style-name="T3">Gestión Servicio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7" draw:text-style-name="P1" draw:layer="layout" svg:x1="5.4cm" svg:y1="15.7cm" svg:x2="7.3cm" svg:y2="16.225cm" draw:start-shape="id31" draw:start-glue-point="2" draw:end-shape="id32" draw:end-glue-point="3" svg:d="m5400 15700v525h1900" svg:viewBox="0 0 1901 526">
          <text:p/>
        </draw:connector>
        <draw:connector draw:style-name="gr27" draw:text-style-name="P1" draw:layer="layout" svg:x1="5.4cm" svg:y1="15.7cm" svg:x2="7.3cm" svg:y2="17.114cm" draw:start-shape="id31" draw:start-glue-point="2" draw:end-shape="id33" draw:end-glue-point="3" svg:d="m5400 15700v1414h1900" svg:viewBox="0 0 1901 1415">
          <text:p/>
        </draw:connector>
        <draw:connector draw:style-name="gr27" draw:text-style-name="P1" draw:layer="layout" svg:x1="5.4cm" svg:y1="15.7cm" svg:x2="7.3cm" svg:y2="18.014cm" draw:start-shape="id31" draw:start-glue-point="2" draw:end-shape="id34" draw:end-glue-point="3" svg:d="m5400 15700v2314h1900" svg:viewBox="0 0 1901 2315">
          <text:p/>
        </draw:connector>
        <draw:connector draw:style-name="gr27" draw:text-style-name="P1" draw:layer="layout" svg:x1="5.4cm" svg:y1="15.7cm" svg:x2="7.3cm" svg:y2="18.914cm" draw:start-shape="id31" draw:start-glue-point="2" draw:end-shape="id35" draw:end-glue-point="3" svg:d="m5400 15700v3214h1900" svg:viewBox="0 0 1901 3215">
          <text:p/>
        </draw:connector>
        <draw:connector draw:style-name="gr27" draw:text-style-name="P1" draw:layer="layout" svg:x1="5.4cm" svg:y1="15.7cm" svg:x2="7.3cm" svg:y2="19.814cm" draw:start-shape="id31" draw:start-glue-point="2" draw:end-shape="id36" draw:end-glue-point="3" svg:d="m5400 15700v4114h1900" svg:viewBox="0 0 1901 4115">
          <text:p/>
        </draw:connector>
        <draw:connector draw:style-name="gr8" draw:text-style-name="P1" draw:layer="layout" svg:x1="6.5cm" svg:y1="7.3cm" svg:x2="7.2cm" svg:y2="7.837cm" draw:start-shape="id12" draw:start-glue-point="2" draw:end-shape="id37" draw:end-glue-point="3" svg:d="m6500 7300v537h700" svg:viewBox="0 0 701 538">
          <text:p/>
        </draw:connector>
        <draw:connector draw:style-name="gr8" draw:text-style-name="P1" draw:layer="layout" svg:x1="6.5cm" svg:y1="7.3cm" svg:x2="7.2cm" svg:y2="12.325cm" draw:start-shape="id12" draw:start-glue-point="2" draw:end-shape="id38" draw:end-glue-point="3" svg:d="m6500 7300v5025h700" svg:viewBox="0 0 701 5026">
          <text:p/>
        </draw:connector>
        <draw:custom-shape draw:style-name="gr2" draw:text-style-name="P5" xml:id="id39" draw:id="id39" draw:layer="layout" svg:width="2.2cm" svg:height="0.9cm" svg:x="5.4cm" svg:y="12.8cm">
          <text:p text:style-name="P1"><text:span text:style-name="T4">Proyectos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75cm" svg:y1="4.5cm" svg:x2="5.4cm" svg:y2="13.25cm" draw:start-shape="id2" draw:start-glue-point="2" draw:end-shape="id39" draw:end-glue-point="3" svg:d="m4750 4500v8750h650" svg:viewBox="0 0 651 8751">
          <text:p/>
        </draw:connector>
        <draw:connector draw:style-name="gr8" draw:text-style-name="P1" draw:layer="layout" svg:x1="2.704cm" svg:y1="3.6cm" svg:x2="3.4cm" svg:y2="15.3cm" draw:start-shape="id1" draw:end-shape="id31" draw:end-glue-point="3" svg:d="m2704 3600v11700h696" svg:viewBox="0 0 697 11701">
          <text:p/>
        </draw:connector>
        <draw:frame draw:style-name="gr28" draw:text-style-name="P7" xml:id="id40" draw:id="id40" draw:layer="layout" svg:width="5.8cm" svg:height="0.65cm" svg:x="19.8cm" svg:y="7.2cm">
          <draw:text-box>
            <text:p><text:span text:style-name="T6">General</text:span></text:p>
          </draw:text-box>
        </draw:frame>
        <draw:connector draw:style-name="gr8" draw:text-style-name="P1" draw:layer="layout" svg:x1="19.2cm" svg:y1="7cm" svg:x2="19.8cm" svg:y2="7.525cm" draw:start-shape="id13" draw:start-glue-point="2" draw:end-shape="id40" draw:end-glue-point="3" svg:d="m19200 7000v525h600" svg:viewBox="0 0 601 526">
          <text:p/>
        </draw:connector>
        <draw:custom-shape draw:style-name="gr26" draw:text-style-name="P4" xml:id="id23" draw:id="id23" draw:layer="layout" svg:width="4cm" svg:height="0.8cm" svg:x="16.9cm" svg:y="13.6cm">
          <text:p text:style-name="P1"><text:span text:style-name="T3">Gestión Servicio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8" draw:text-style-name="P1" draw:layer="layout" svg:x1="15.251cm" svg:y1="3.6cm" svg:x2="16.9cm" svg:y2="14cm" draw:start-shape="id6" draw:start-glue-point="2" draw:end-shape="id23" draw:end-glue-point="3" svg:d="m15251 3600v10400h1649" svg:viewBox="0 0 1650 10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7T10:34:17.82</meta:creation-date>
    <meta:print-date>2014-12-18T09:14:35.92</meta:print-date>
    <dc:date>2014-12-18T14:32:05.87</dc:date>
    <meta:editing-duration>PT2H45M51S</meta:editing-duration>
    <meta:editing-cycles>4</meta:editing-cycles>
    <meta:generator>LibreOffice/4.0.0.3$Windows_x86 LibreOffice_project/7545bee9c2a0782548772a21bc84a9dcc583b89</meta:generator>
    <meta:document-statistic meta:object-count="79"/>
  </office:meta>
</office:document-meta>
</file>